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d4d26" officeooo:paragraph-rsid="001e9c62"/>
    </style:style>
    <style:style style:name="P2" style:family="paragraph" style:parent-style-name="Text_20_body">
      <style:text-properties style:font-name="Courier 10 Pitch" fo:font-size="10pt" officeooo:rsid="001d4d26" officeooo:paragraph-rsid="001d4d26" style:font-size-asian="10pt" style:font-size-complex="10pt"/>
    </style:style>
    <style:style style:name="P3" style:family="paragraph" style:parent-style-name="Text_20_body">
      <style:text-properties style:font-name="Courier 10 Pitch" officeooo:rsid="001d4d26" officeooo:paragraph-rsid="001d4d26"/>
    </style:style>
    <style:style style:name="P4" style:family="paragraph" style:parent-style-name="Text_20_body">
      <style:text-properties officeooo:rsid="001e9c62" officeooo:paragraph-rsid="001e9c62"/>
    </style:style>
    <style:style style:name="P5" style:family="paragraph" style:parent-style-name="Text_20_body">
      <style:text-properties style:text-underline-style="solid" style:text-underline-width="auto" style:text-underline-color="font-color" officeooo:rsid="001ed1e5" officeooo:paragraph-rsid="001ed1e5"/>
    </style:style>
    <style:style style:name="P6" style:family="paragraph" style:parent-style-name="Text_20_body" style:list-style-name="L1">
      <style:text-properties officeooo:rsid="001d4d26" officeooo:paragraph-rsid="001e9c62"/>
    </style:style>
    <style:style style:name="P7" style:family="paragraph" style:parent-style-name="Text_20_body" style:list-style-name="L2">
      <style:text-properties style:font-name="Courier 10 Pitch" officeooo:rsid="001ed1e5" officeooo:paragraph-rsid="001ed1e5"/>
    </style:style>
    <style:style style:name="P8" style:family="paragraph" style:parent-style-name="Text_20_body">
      <style:text-properties style:font-name="Courier 10 Pitch" officeooo:rsid="001d4d26" officeooo:paragraph-rsid="00202e3a"/>
    </style:style>
    <style:style style:name="P9" style:family="paragraph" style:parent-style-name="Text_20_body">
      <style:text-properties officeooo:rsid="001e9c62" officeooo:paragraph-rsid="00202e3a"/>
    </style:style>
    <style:style style:name="P10" style:family="paragraph" style:parent-style-name="Heading_20_3">
      <style:text-properties officeooo:paragraph-rsid="00202e3a"/>
    </style:style>
    <style:style style:name="T1" style:family="text">
      <style:text-properties officeooo:rsid="001d4d26"/>
    </style:style>
    <style:style style:name="T2" style:family="text">
      <style:text-properties officeooo:rsid="001e9c62"/>
    </style:style>
    <style:style style:name="T3" style:family="text">
      <style:text-properties officeooo:rsid="00202e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raphWalker 3 – Command Line Interface</text:p>
      <text:h text:style-name="Heading_20_1" text:outline-level="1">Offline</text:h>
      <text:p text:style-name="P2">Usage: offline [options]</text:p>
      <text:p text:style-name="P2"><text:s text:c="8"/>Options:</text:p>
      <text:p text:style-name="P2"><text:s text:c="8"/>* --model, -m</text:p>
      <text:p text:style-name="P2"><text:s text:c="13"/>The model, as a graphml file followed by generator with stop</text:p>
      <text:p text:style-name="P2"><text:s text:c="13"/>condition. The format is GENERATOR(STOP_CONDITION) See HTML DOC</text:p>
      <text:p text:style-name="P1">The -m or –model option expects 2 values <text:span text:style-name="T2">in following order</text:span>:</text:p>
      <text:list xml:id="list4017997748783846114" text:style-name="L1">
        <text:list-item>
          <text:p text:style-name="P6">the model in a graphml file</text:p>
        </text:list-item>
        <text:list-item>
          <text:p text:style-name="P6">the generator and the stop condition.</text:p>
        </text:list-item>
      </text:list>
      <text:h text:style-name="Heading_20_2" text:outline-level="2">Graphml</text:h>
      <text:p text:style-name="P4">The finite state machine, or model, is a graphml file, created and edited in the yEd editor.</text:p>
      <text:h text:style-name="Heading_20_2" text:outline-level="2">Generator and stop condition</text:h>
      <text:p text:style-name="P4">The generator and stop condition is expressed as string within quotation marks. At least 1 generator needs to be defined. Many generators can be concatenated.</text:p>
      <text:p text:style-name="P4">Every generator needs at least 1 stop condition, multiple stop conditions can be combined using logical OR and AND. The stop condtion(s) are encompassed within parenthesis.</text:p>
      <text:p text:style-name="P5">Example of generator and stop conditions</text:p>
      <text:list xml:id="list621172656401118928" text:style-name="L2">
        <text:list-item>
          <text:p text:style-name="P7">GENERATOR(STOP_CONDITION)</text:p>
        </text:list-item>
        <text:list-item>
          <text:p text:style-name="P7">GENERATOR(STOP_CONDITION) GENERATOR(STOP_CONDITION)</text:p>
        </text:list-item>
        <text:list-item>
          <text:p text:style-name="P7">GENERATOR(STOP_CONDITION AND STOP_CONDITION)</text:p>
        </text:list-item>
        <text:list-item>
          <text:p text:style-name="P7">GENERATOR(STOP_CONDITION OR STOP_CONDITION)</text:p>
        </text:list-item>
      </text:list>
      <text:h text:style-name="Heading_20_3" text:outline-level="3">Example <text:span text:style-name="T1">1</text:span></text:h>
      <text:p text:style-name="P3">java -jar graphwalker.jar offline -m UC01.graphml "random(edge_coverage(100))"</text:p>
      <text:p text:style-name="P4"><text:soft-page-break/>Generates a test sequence from the model UC01.graphml, using a random path generator, and a stop condition stopping the path generator when an edge coverage of 100% is reached.</text:p>
      <text:h text:style-name="P10" text:outline-level="3">Example <text:span text:style-name="T3">2</text:span></text:h>
      <text:p text:style-name="P8">java -jar graphwalker.jar offline -m UC01.graphml <text:span text:style-name="T3">"random(edge_coverage(100)) random(reached_vertex(\"v_SearchResult\"))"</text:span></text:p>
      <text:p text:style-name="P9">Generates a test sequence from the model UC01.graphml, using a random path generator, and a stop condition stopping the path generator when an edge coverage of 100% is rea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09:08:32.006506911</meta:creation-date>
    <dc:date>2014-04-25T14:18:13.878805874</dc:date>
    <meta:editing-duration>PT56M42S</meta:editing-duration>
    <meta:editing-cycles>5</meta:editing-cycles>
    <meta:generator>LibreOffice/4.2.3.3$Linux_X86_64 LibreOffice_project/420$Build-3</meta:generator>
    <meta:document-statistic meta:table-count="0" meta:image-count="0" meta:object-count="0" meta:page-count="2" meta:paragraph-count="26" meta:word-count="227" meta:character-count="1614" meta:non-whitespace-character-count="1377"/>
  </office:meta>
</office:document-meta>
</file>